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884in" fo:margin-left="0.1938in" table:align="left"/>
    </style:style>
    <style:style style:name="Таблица1.A" style:family="table-column">
      <style:table-column-properties style:column-width="3.75in"/>
    </style:style>
    <style:style style:name="Таблица1.B" style:family="table-column">
      <style:table-column-properties style:column-width="1.016in"/>
    </style:style>
    <style:style style:name="Таблица1.C" style:family="table-column">
      <style:table-column-properties style:column-width="1.4493in"/>
    </style:style>
    <style:style style:name="Таблица1.D" style:family="table-column">
      <style:table-column-properties style:column-width="0.6688in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382in" fo:border="0.05pt solid #000000"/>
    </style:style>
    <style:style style:name="Таблица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06aef2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929f" officeooo:paragraph-rsid="000d929f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00%" fo:text-align="justify" style:justify-single-word="false" fo:text-indent="0in" style:auto-text-indent="false"/>
      <style:text-properties fo:font-size="14pt" officeooo:rsid="000d929f" officeooo:paragraph-rsid="000d929f" style:font-size-asian="12.25pt" style:font-size-complex="14pt"/>
    </style:style>
    <style:style style:name="P7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8" style:family="paragraph" style:parent-style-name="Table_20_Contents">
      <style:paragraph-properties fo:line-height="100%" fo:text-align="center" style:justify-single-word="false"/>
      <style:text-properties fo:font-size="14pt" officeooo:rsid="000ed216" officeooo:paragraph-rsid="000ed216" style:font-size-asian="12.25pt" style:font-size-complex="14pt"/>
    </style:style>
    <style:style style:name="P9" style:family="paragraph" style:parent-style-name="Table_20_Contents">
      <style:paragraph-properties fo:line-height="100%" fo:text-align="justify" style:justify-single-word="false"/>
      <style:text-properties fo:font-size="14pt" officeooo:rsid="000ed216" officeooo:paragraph-rsid="000ed216" style:font-size-asian="12.25pt" style:font-size-complex="14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14pt" officeooo:rsid="000ed216" officeooo:paragraph-rsid="000ed216" style:font-size-asian="12.25pt" style:font-size-complex="14pt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4pt" style:font-size-asian="12.25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d929f" style:font-size-asian="12.25pt" style:font-size-complex="14pt"/>
    </style:style>
    <style:style style:name="T2" style:family="text">
      <style:text-properties officeooo:rsid="0009b8c2"/>
    </style:style>
    <style:style style:name="T3" style:family="text">
      <style:text-properties officeooo:rsid="000d929f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4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4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4">№ </text:span><text:span text:style-name="T4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4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4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4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5">21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6">КП-АПИ(Ф)НГТУ-210201.65-(АВР09-1)-08-14</text:span></text:p>
          </draw:text-box>
        </draw:frame>
      </draw:g>
      <text:p text:style-name="P7"/>
      <text:p text:style-name="P2"><text:tab/><text:span text:style-name="T2">7 </text:span><text:span text:style-name="T1">Нормирование сборочной операции</text:span></text:p>
      <text:p text:style-name="P3"><text:tab/><text:span text:style-name="T3">Нормирование сводится к определению нормы штучного времени на одну из операций технологического процесса. Найденная величина может выступать в качестве одного из параметров оптимизации и позволяет судить о трудоемкости изготовления изделия.</text:span></text:p>
      <text:p text:style-name="P3"><text:tab/><text:span text:style-name="T3">Норму штучного времени на операцию рассчитывают по формуле:</text:span></text:p>
      <text:p text:style-name="P4"><draw:frame draw:style-name="fr1" draw:name="Объект1" text:anchor-type="as-char" svg:y="-0.2909in" svg:width="1.6984in" svg:height="0.461in" draw:z-index="1"><draw:object xlink:href="./Object 1" xlink:type="simple" xlink:show="embed" xlink:actuate="onLoad"/><draw:image xlink:href="./ObjectReplacements/Object 1" xlink:type="simple" xlink:show="embed" xlink:actuate="onLoad"/></draw:frame>,</text:p>
      <text:p text:style-name="P5">где<text:tab/><draw:frame draw:style-name="fr1" draw:name="Объект2" text:anchor-type="as-char" svg:y="-0.0866in" svg:width="0.2717in" svg:height="0.148in" draw:z-index="2"><draw:object xlink:href="./Object 2" xlink:type="simple" xlink:show="embed" xlink:actuate="onLoad"/><draw:image xlink:href="./ObjectReplacements/Object 2" xlink:type="simple" xlink:show="embed" xlink:actuate="onLoad"/></draw:frame>– оперативное время на выполнение операции, мин;</text:p>
      <text:p text:style-name="P5"><text:tab/><draw:frame draw:style-name="fr1" draw:name="Объект3" text:anchor-type="as-char" svg:y="-0.1484in" svg:width="0.2161in" svg:height="0.1839in" draw:z-index="3"><draw:object xlink:href="./Object 3" xlink:type="simple" xlink:show="embed" xlink:actuate="onLoad"/><draw:image xlink:href="./ObjectReplacements/Object 3" xlink:type="simple" xlink:show="embed" xlink:actuate="onLoad"/></draw:frame>– поправочный коэффициент, учитывающий группу сложности и вид производства (для мелкосерийного производства <draw:frame draw:style-name="fr1" draw:name="Объект4" text:anchor-type="as-char" svg:y="-0.1484in" svg:width="0.4374in" svg:height="0.1839in" draw:z-index="4"><draw:object xlink:href="./Object 4" xlink:type="simple" xlink:show="embed" xlink:actuate="onLoad"/><draw:image xlink:href="./ObjectReplacements/Object 4" xlink:type="simple" xlink:show="embed" xlink:actuate="onLoad"/></draw:frame>);</text:p>
      <text:p text:style-name="P5"><text:tab/><draw:frame draw:style-name="fr1" draw:name="Объект5" text:anchor-type="as-char" svg:y="-0.1484in" svg:width="0.2661in" svg:height="0.2091in" draw:z-index="5"><draw:object xlink:href="./Object 5" xlink:type="simple" xlink:show="embed" xlink:actuate="onLoad"/><draw:image xlink:href="./ObjectReplacements/Object 5" xlink:type="simple" xlink:show="embed" xlink:actuate="onLoad"/></draw:frame>– коэффициент, учитывающий время на организационно-техническое обслуживание рабочего места<draw:frame draw:style-name="fr1" draw:name="Объект6" text:anchor-type="as-char" svg:y="-0.1598in" svg:width="1.0098in" svg:height="0.2311in" draw:z-index="6"><draw:object xlink:href="./Object 6" xlink:type="simple" xlink:show="embed" xlink:actuate="onLoad"/><draw:image xlink:href="./ObjectReplacements/Object 6" xlink:type="simple" xlink:show="embed" xlink:actuate="onLoad"/></draw:frame>;</text:p>
      <text:p text:style-name="P5"><text:tab/><draw:frame draw:style-name="fr1" draw:name="Объект7" text:anchor-type="as-char" svg:y="-0.1484in" svg:width="0.2661in" svg:height="0.2091in" draw:z-index="7"><draw:object xlink:href="./Object 7" xlink:type="simple" xlink:show="embed" xlink:actuate="onLoad"/><draw:image xlink:href="./ObjectReplacements/Object 7" xlink:type="simple" xlink:show="embed" xlink:actuate="onLoad"/></draw:frame>– коэффициент, характеризующий время регламентированных перерывов <draw:frame draw:style-name="fr1" draw:name="Объект8" text:anchor-type="as-char" svg:y="-0.1598in" svg:width="0.7366in" svg:height="0.2311in" draw:z-index="8"><draw:object xlink:href="./Object 8" xlink:type="simple" xlink:show="embed" xlink:actuate="onLoad"/><draw:image xlink:href="./ObjectReplacements/Object 8" xlink:type="simple" xlink:show="embed" xlink:actuate="onLoad"/></draw:frame>.</text:p>
      <text:p text:style-name="P5"><text:tab/>Оперативное время получают суммированием норм времени по каждому переходу. Результаты приведены в таблице 2.</text:p>
      <text:p text:style-name="P5">Таблица 2 – Нормирование времени выполнения сборочной операц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Наименование перехода</text:p>
          </table:table-cell>
          <table:table-cell table:style-name="Таблица1.A1" office:value-type="string">
            <text:p text:style-name="P8">Кол-во, шт</text:p>
          </table:table-cell>
          <table:table-cell table:style-name="Таблица1.A1" office:value-type="string">
            <text:p text:style-name="P8">Время на одну установку, мин</text:p>
          </table:table-cell>
          <table:table-cell table:style-name="Таблица1.D1" office:value-type="string">
            <text:p text:style-name="P11"><draw:frame draw:style-name="fr1" draw:name="Объект9" text:anchor-type="as-char" svg:y="-0.1484in" svg:width="0.3571in" svg:height="0.2236in" draw:z-index="9"><draw:object xlink:href="./Object 9" xlink:type="simple" xlink:show="embed" xlink:actuate="onLoad"/><draw:image xlink:href="./ObjectReplacements/Object 9" xlink:type="simple" xlink:show="embed" xlink:actuate="onLoad"/></draw:frame>,</text:p>
            <text:p text:style-name="P8">мин</text:p>
          </table:table-cell>
        </table:table-row>
        <table:table-row>
          <table:table-cell table:style-name="Таблица1.A2" office:value-type="string">
            <text:p text:style-name="P9">Установка резисторов R1...R17, R19...R24, R26...R28, R30, R31</text:p>
          </table:table-cell>
          <table:table-cell table:style-name="Таблица1.A2" office:value-type="string">
            <text:p text:style-name="P8">28</text:p>
          </table:table-cell>
          <table:table-cell table:style-name="Таблица1.A2" office:value-type="string">
            <text:p text:style-name="P8">0,18</text:p>
          </table:table-cell>
          <table:table-cell table:style-name="Таблица1.D2" office:value-type="string">
            <text:p text:style-name="P8">5,04</text:p>
          </table:table-cell>
        </table:table-row>
        <table:table-row>
          <table:table-cell table:style-name="Таблица1.A2" office:value-type="string">
            <text:p text:style-name="P9">Установка конденсаторов C1, C3, C5...C7, C10, C11</text:p>
          </table:table-cell>
          <table:table-cell table:style-name="Таблица1.A2" office:value-type="string">
            <text:p text:style-name="P8">7</text:p>
          </table:table-cell>
          <table:table-cell table:style-name="Таблица1.A2" office:value-type="string">
            <text:p text:style-name="P8">0,18</text:p>
          </table:table-cell>
          <table:table-cell table:style-name="Таблица1.D2" office:value-type="string">
            <text:p text:style-name="P8">1,26</text:p>
          </table:table-cell>
        </table:table-row>
        <table:table-row>
          <table:table-cell table:style-name="Таблица1.A2" office:value-type="string">
            <text:p text:style-name="P9">Установка диодов VD1...VD11</text:p>
          </table:table-cell>
          <table:table-cell table:style-name="Таблица1.A2" office:value-type="string">
            <text:p text:style-name="P8">11</text:p>
          </table:table-cell>
          <table:table-cell table:style-name="Таблица1.A2" office:value-type="string">
            <text:p text:style-name="P8">0,18</text:p>
          </table:table-cell>
          <table:table-cell table:style-name="Таблица1.D2" office:value-type="string">
            <text:p text:style-name="P8">1,98</text:p>
          </table:table-cell>
        </table:table-row>
        <table:table-row>
          <table:table-cell table:style-name="Таблица1.A2" office:value-type="string">
            <text:p text:style-name="P9">Установка микросхемы DA3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,22</text:p>
          </table:table-cell>
          <table:table-cell table:style-name="Таблица1.D2" office:value-type="string">
            <text:p text:style-name="P8">0,22</text:p>
          </table:table-cell>
        </table:table-row>
        <table:table-row>
          <table:table-cell table:style-name="Таблица1.A2" office:value-type="string">
            <text:p text:style-name="P9">Установка микросхем DD7, DD4...DD6</text:p>
          </table:table-cell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8">0,56</text:p>
          </table:table-cell>
          <table:table-cell table:style-name="Таблица1.D2" office:value-type="string">
            <text:p text:style-name="P8">2,24</text:p>
          </table:table-cell>
        </table:table-row>
        <table:table-row>
          <table:table-cell table:style-name="Таблица1.A2" office:value-type="string">
            <text:p text:style-name="P9">Установка микросхемы DD2, DD1</text:p>
          </table:table-cell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P8">0,62</text:p>
          </table:table-cell>
          <table:table-cell table:style-name="Таблица1.D2" office:value-type="string">
            <text:p text:style-name="P8">1,24</text:p>
          </table:table-cell>
        </table:table-row>
        <table:table-row>
          <table:table-cell table:style-name="Таблица1.A2" office:value-type="string">
            <text:p text:style-name="P9">Установка микросхемы DD3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,11</text:p>
          </table:table-cell>
          <table:table-cell table:style-name="Таблица1.D2" office:value-type="string">
            <text:p text:style-name="P8">1,11</text:p>
          </table:table-cell>
        </table:table-row>
        <table:table-row>
          <table:table-cell table:style-name="Таблица1.A2" table:number-columns-spanned="3" office:value-type="string">
            <text:p text:style-name="P10">Итого по сборочной операции</text:p>
          </table:table-cell>
          <table:covered-table-cell/>
          <table:covered-table-cell/>
          <table:table-cell table:style-name="Таблица1.D2" office:value-type="string">
            <text:p text:style-name="P8">13,09</text:p>
          </table:table-cell>
        </table:table-row>
      </table:table>
      <text:p text:style-name="P6"/>
      <text:p text:style-name="P4"><draw:frame draw:style-name="fr1" draw:name="Объект10" text:anchor-type="as-char" svg:y="-0.2638in" svg:width="2.0335in" svg:height="0.4335in" draw:z-index="10"><draw:object xlink:href="./Object 10" xlink:type="simple" xlink:show="embed" xlink:actuate="onLoad"/><draw:image xlink:href="./ObjectReplacements/Object 10" xlink:type="simple" xlink:show="embed" xlink:actuate="onLoad"/></draw:frame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51:03.594551959</dc:date>
    <meta:editing-duration>PT38M4S</meta:editing-duration>
    <meta:editing-cycles>15</meta:editing-cycles>
    <meta:generator>LibreOffice/4.1.4.2$Linux_X86_64 LibreOffice_project/410m0$Build-2</meta:generator>
    <meta:document-statistic meta:table-count="1" meta:image-count="0" meta:object-count="10" meta:page-count="1" meta:paragraph-count="46" meta:word-count="165" meta:character-count="1239" meta:non-whitespace-character-count="1106"/>
  </office:meta>
</office:document-meta>
</file>

<file path=Object 1/content.xml><?xml version="1.0" encoding="utf-8"?>
<math xmlns="http://www.w3.org/1998/Math/MathML">
  <semantics>
    <mrow>
      <mrow>
        <msub>
          <mo stretchy="false">τ</mo>
          <mi mathvariant="italic">шт</mi>
        </msub>
        <mo stretchy="false">=</mo>
        <mrow>
          <msub>
            <mo stretchy="false">τ</mo>
            <mi mathvariant="italic">оп</mi>
          </msub>
          <mo stretchy="false">⋅</mo>
          <mi>K</mi>
        </mrow>
      </mrow>
      <mfenced open="(" close=")">
        <mrow>
          <mrow>
            <mn>1</mn>
            <mo stretchy="false">+</mo>
            <mfrac>
              <mrow>
                <mrow>
                  <msub>
                    <mi>K</mi>
                    <mn>1</mn>
                  </msub>
                  <mo stretchy="false">+</mo>
                  <msub>
                    <mi>K</mi>
                    <mn>2</mn>
                  </msub>
                </mrow>
              </mrow>
              <mrow>
                <mn>100</mn>
              </mrow>
            </mfrac>
          </mrow>
        </mrow>
      </mfenced>
    </mrow>
    <annotation encoding="StarMath 5.0">%tau_шт = %tau_оп cdot K left ( 1 + {K_1 + K_2} over {100} right ) </annotation>
  </semantics>
</math>
</file>

<file path=Object 10/content.xml><?xml version="1.0" encoding="utf-8"?>
<math xmlns="http://www.w3.org/1998/Math/MathML">
  <semantics>
    <mrow>
      <mrow>
        <msub>
          <mo stretchy="false">τ</mo>
          <mi mathvariant="italic">шт</mi>
        </msub>
        <mo stretchy="false">=</mo>
        <mrow>
          <mn>13,09</mn>
          <mo stretchy="false">⋅</mo>
          <mn>1</mn>
        </mrow>
      </mrow>
      <mrow>
        <mfenced open="(" close=")">
          <mrow>
            <mfrac>
              <mrow>
                <mrow>
                  <mn>2</mn>
                  <mo stretchy="false">+</mo>
                  <mn>2</mn>
                </mrow>
              </mrow>
              <mrow>
                <mn>100</mn>
              </mrow>
            </mfrac>
          </mrow>
        </mfenced>
        <mo stretchy="false">=</mo>
        <mn>14</mn>
      </mrow>
      <mi mathvariant="italic">мин</mi>
    </mrow>
    <annotation encoding="StarMath 5.0">%tau_шт = 13,09 cdot 1 left ( {2 + 2} over {100} right ) = 14 мин</annotation>
  </semantics>
</math>
</file>

<file path=Object 2/content.xml><?xml version="1.0" encoding="utf-8"?>
<math xmlns="http://www.w3.org/1998/Math/MathML">
  <semantics>
    <mrow>
      <msub>
        <mo stretchy="false">τ</mo>
        <mi mathvariant="italic">оп</mi>
      </msub>
    </mrow>
    <annotation encoding="StarMath 5.0">%tau_оп</annotation>
  </semantics>
</math>
</file>

<file path=Object 3/content.xml><?xml version="1.0" encoding="utf-8"?>
<math xmlns="http://www.w3.org/1998/Math/MathML">
  <semantics>
    <mrow>
      <mi>К</mi>
    </mrow>
    <annotation encoding="StarMath 5.0">К</annotation>
  </semantics>
</math>
</file>

<file path=Object 4/content.xml><?xml version="1.0" encoding="utf-8"?>
<math xmlns="http://www.w3.org/1998/Math/MathML">
  <semantics>
    <mrow>
      <mrow>
        <mi>К</mi>
        <mo stretchy="false">=</mo>
        <mn>1</mn>
      </mrow>
    </mrow>
    <annotation encoding="StarMath 5.0">К=1</annotation>
  </semantics>
</math>
</file>

<file path=Object 5/content.xml><?xml version="1.0" encoding="utf-8"?>
<math xmlns="http://www.w3.org/1998/Math/MathML">
  <semantics>
    <mrow>
      <msub>
        <mi>К</mi>
        <mn>1</mn>
      </msub>
    </mrow>
    <annotation encoding="StarMath 5.0">К_1</annotation>
  </semantics>
</math>
</file>

<file path=Object 6/content.xml><?xml version="1.0" encoding="utf-8"?>
<math xmlns="http://www.w3.org/1998/Math/MathML">
  <semantics>
    <mrow>
      <mfenced open="(" close=")">
        <mrow>
          <mrow>
            <msub>
              <mi>К</mi>
              <mn>1</mn>
            </msub>
            <mo stretchy="false">=</mo>
            <mn>2</mn>
          </mrow>
          <mo stretchy="false">…</mo>
          <mn>4</mn>
          <mtext>%</mtext>
        </mrow>
      </mfenced>
    </mrow>
    <annotation encoding="StarMath 5.0">left ( К_1 = 2 dotslow 4 "%" right )</annotation>
  </semantics>
</math>
</file>

<file path=Object 7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

<file path=Object 8/content.xml><?xml version="1.0" encoding="utf-8"?>
<math xmlns="http://www.w3.org/1998/Math/MathML">
  <semantics>
    <mrow>
      <mfenced open="(" close=")">
        <mrow>
          <mrow>
            <msub>
              <mi>K</mi>
              <mn>2</mn>
            </msub>
            <mo stretchy="false">=</mo>
            <mn>2</mn>
          </mrow>
          <mtext>%</mtext>
        </mrow>
      </mfenced>
    </mrow>
    <annotation encoding="StarMath 5.0">left ( 
K_2 = 2 "%"
right )</annotation>
  </semantics>
</math>
</file>

<file path=Object 9/content.xml><?xml version="1.0" encoding="utf-8"?>
<math xmlns="http://www.w3.org/1998/Math/MathML">
  <semantics>
    <mrow>
      <msub>
        <mi>Т</mi>
        <mrow>
          <msub>
            <mi mathvariant="italic">шт</mi>
            <mi>i</mi>
          </msub>
        </mrow>
      </msub>
    </mrow>
    <annotation encoding="StarMath 5.0">Т_{шт_i}</annotation>
  </semantics>
</math>
</file>